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OListener.onError( IOHandler ioHandler , IOContext ioContext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OListener.onBegin( IOHandler handler , IOContext io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OListener.DefaultIOListener( Logger ioLo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OListener.onEnd( IOHandler handler , IOContext ioContext , boolean succ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